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(n17:Volume {title: 29, year: 2022})&lt;-[:Published_in_v]-(n21:Paper {Title: "Quantum mechanics", Abstract: "Recent discoveries in quantum mechanics", DOI: "DOI: https://doi.org/10.1007/s11948-023-00449-x", year: 2023})&lt;-[:Writes]-(:Author {name: "Albert", surname: "Einstein", name_id: "Albert Einstein"})-[:Co_writes]-&gt;(n2:Paper {Title: "Modern Physics", Abstract: "New discoveries in Physics", DOI: "DOI: https://doi.org/10.1007/s11948-023-00449-x", `year `: 2021})&lt;-[:Writes]-(:Author {name: "Marie", surname: "Curie", name_id: "Marie Curie 002"})-[:Co_writes]-&gt;(n21)&lt;-[:From_p]-(n4:Keyword {Tag: "Physics"}),</text:p>
      <text:p text:style-name="P1">(n4)-[:From_p]-&gt;(n2)-[:Published_in_e]-&gt;(n20:Edition {title: "COLT 2011 - The 24th Annual Conference on Learning Theory, June 9-11, 2011, Budapest, Hungary", year: 2011}),</text:p>
      <text:p text:style-name="P1">(n20)-[:From_c]-&gt;(:Conference {title: "ICML Unsupervised and Transfer Learning"}),</text:p>
      <text:p text:style-name="P1">(:Keyword {Tag: "Quantum Physics"})-[:From_p]-&gt;(n21)&lt;-[:Reviews]-(n9:Author {name: "Karl", surname: "Marx", name_id: "Karl Marx"}),</text:p>
      <text:p text:style-name="P1">(n17)-[:From_j]-&gt;(:Journal {title: "J. Econ. Theory", main_editor: "Thomas In der Rieden"}),</text:p>
      <text:p text:style-name="P1">(n9)-[:Reviews]-&gt;(n2)&lt;-[:Reviews]-(:Author {name: "Von", surname: "Neumann", name_id: "Von Neumann 001"})-[:Reviews]-&gt;(n21)&lt;-[:Reviews]-(n8:Author {name: "Frederich", surname: "Gauss", name_id: "Frederich Gauss"}),</text:p>
      <text:p text:style-name="P1">(n8)-[:Reviews]-&gt;(n2)-[:Cites]-&gt;(n2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